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794cm" fo:margin-right="0cm" fo:line-height="100%" fo:text-indent="-0.794cm" style:auto-text-indent="false"/>
    </style:style>
    <style:style style:name="P2" style:family="paragraph" style:parent-style-name="Text_20_body">
      <style:paragraph-properties fo:margin-left="0.794cm" fo:margin-right="0cm" fo:line-height="100%" fo:text-indent="-0.794cm" style:auto-text-indent="false"/>
      <style:text-properties officeooo:paragraph-rsid="002111cc"/>
    </style:style>
    <style:style style:name="P3" style:family="paragraph" style:parent-style-name="Text_20_body">
      <style:paragraph-properties fo:margin-left="0.794cm" fo:margin-right="0cm" fo:line-height="100%" fo:text-indent="-0.794cm" style:auto-text-indent="false"/>
      <style:text-properties officeooo:paragraph-rsid="0024d969"/>
    </style:style>
    <style:style style:name="P4" style:family="paragraph" style:parent-style-name="Text_20_body">
      <style:paragraph-properties fo:margin-left="0.794cm" fo:margin-right="0cm" fo:line-height="100%" fo:text-indent="-0.794cm" style:auto-text-indent="false"/>
    </style:style>
    <style:style style:name="P5" style:family="paragraph" style:parent-style-name="Text_20_body">
      <style:paragraph-properties fo:margin-left="0.794cm" fo:margin-right="0cm" fo:line-height="100%" fo:text-indent="-0.794cm" style:auto-text-indent="false"/>
      <style:text-properties officeooo:paragraph-rsid="002111cc"/>
    </style:style>
    <style:style style:name="P6" style:family="paragraph" style:parent-style-name="Text_20_body">
      <style:paragraph-properties fo:margin-left="0.794cm" fo:margin-right="0cm" fo:line-height="100%" fo:text-indent="-0.794cm" style:auto-text-indent="false"/>
      <style:text-properties officeooo:paragraph-rsid="0024d969"/>
    </style:style>
    <style:style style:name="P7" style:family="paragraph" style:parent-style-name="Text_20_body">
      <style:paragraph-properties fo:margin-left="0.794cm" fo:margin-right="0cm" fo:line-height="100%" fo:text-indent="-0.794cm" style:auto-text-indent="false"/>
      <style:text-properties officeooo:rsid="002111cc" officeooo:paragraph-rsid="002111cc"/>
    </style:style>
    <style:style style:name="P8" style:family="paragraph" style:parent-style-name="Text_20_body">
      <style:paragraph-properties fo:margin-left="0.794cm" fo:margin-right="0cm" fo:line-height="100%" fo:text-indent="-0.794cm" style:auto-text-indent="false"/>
      <style:text-properties fo:font-weight="bold" officeooo:rsid="002111cc" officeooo:paragraph-rsid="002111cc" style:font-weight-asian="bold" style:font-weight-complex="bold"/>
    </style:style>
    <style:style style:name="P9" style:family="paragraph" style:parent-style-name="Text_20_body">
      <style:paragraph-properties fo:margin-left="0.794cm" fo:margin-right="0cm" fo:line-height="100%" fo:text-indent="-0.794cm" style:auto-text-indent="false"/>
      <style:text-properties fo:font-weight="bold" officeooo:rsid="0022616c" officeooo:paragraph-rsid="0022616c" style:font-weight-asian="bold" style:font-weight-complex="bold"/>
    </style:style>
    <style:style style:name="P10" style:family="paragraph" style:parent-style-name="Text_20_body">
      <style:paragraph-properties fo:margin-left="0.794cm" fo:margin-right="0cm" fo:line-height="100%" fo:text-indent="-0.794cm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794cm" fo:margin-right="0cm" fo:line-height="100%" fo:text-indent="-0.794cm" style:auto-text-indent="false"/>
      <style:text-properties fo:font-weight="bold" officeooo:rsid="00233f29" officeooo:paragraph-rsid="00233f29" style:font-weight-asian="bold" style:font-weight-complex="bold"/>
    </style:style>
    <style:style style:name="P12" style:family="paragraph" style:parent-style-name="Text_20_body">
      <style:paragraph-properties fo:margin-left="0.794cm" fo:margin-right="0cm" fo:line-height="100%" fo:text-indent="-0.794cm" style:auto-text-indent="false"/>
      <style:text-properties fo:font-weight="normal" officeooo:rsid="0022616c" officeooo:paragraph-rsid="0022616c" style:font-weight-asian="normal" style:font-weight-complex="normal"/>
    </style:style>
    <style:style style:name="P13" style:family="paragraph" style:parent-style-name="Text_20_body">
      <style:paragraph-properties fo:margin-left="0.794cm" fo:margin-right="0cm" fo:line-height="100%" fo:text-indent="-0.794cm" style:auto-text-indent="false"/>
      <style:text-properties officeooo:rsid="0022616c" officeooo:paragraph-rsid="0022616c"/>
    </style:style>
    <style:style style:name="P14" style:family="paragraph" style:parent-style-name="Text_20_body">
      <style:paragraph-properties fo:margin-left="0.794cm" fo:margin-right="0cm" fo:line-height="100%" fo:text-indent="-0.794cm" style:auto-text-indent="false"/>
      <style:text-properties officeooo:rsid="0022616c" officeooo:paragraph-rsid="0027fbf3"/>
    </style:style>
    <style:style style:name="P15" style:family="paragraph" style:parent-style-name="Text_20_body">
      <style:paragraph-properties fo:margin-left="0.794cm" fo:margin-right="0cm" fo:line-height="100%" fo:text-indent="-0.794cm" style:auto-text-indent="false"/>
      <style:text-properties officeooo:rsid="00233f29" officeooo:paragraph-rsid="00233f29"/>
    </style:style>
    <style:style style:name="P16" style:family="paragraph" style:parent-style-name="Text_20_body">
      <style:paragraph-properties fo:margin-left="0cm" fo:margin-right="0cm" fo:line-height="100%" fo:text-indent="0cm" style:auto-text-indent="false"/>
      <style:text-properties officeooo:paragraph-rsid="002111cc"/>
    </style:style>
    <style:style style:name="P17" style:family="paragraph" style:parent-style-name="Text_20_body">
      <style:paragraph-properties fo:margin-left="0cm" fo:margin-right="0cm" fo:line-height="100%" fo:text-indent="0cm" style:auto-text-indent="false"/>
      <style:text-properties officeooo:rsid="00233f29" officeooo:paragraph-rsid="00233f29"/>
    </style:style>
    <style:style style:name="P18" style:family="paragraph" style:parent-style-name="Text_20_body">
      <style:paragraph-properties fo:margin-left="0cm" fo:margin-right="0cm" fo:line-height="100%" fo:text-indent="0cm" style:auto-text-indent="false"/>
      <style:text-properties fo:font-weight="bold" officeooo:rsid="00233f29" officeooo:paragraph-rsid="00233f29" style:font-weight-asian="bold" style:font-weight-complex="bold"/>
    </style:style>
    <style:style style:name="T1" style:family="text">
      <style:text-properties fo:font-style="italic" officeooo:rsid="001f11e1"/>
    </style:style>
    <style:style style:name="T2" style:family="text">
      <style:text-properties fo:font-style="italic" officeooo:rsid="002111cc"/>
    </style:style>
    <style:style style:name="T3" style:family="text">
      <style:text-properties fo:font-style="italic"/>
    </style:style>
    <style:style style:name="T4" style:family="text">
      <style:text-properties fo:font-style="italic" officeooo:rsid="002111cc" style:font-style-asian="normal" style:font-style-complex="normal"/>
    </style:style>
    <style:style style:name="T5" style:family="text">
      <style:text-properties fo:font-style="normal" officeooo:rsid="002111cc" style:font-style-asian="normal" style:font-style-complex="normal"/>
    </style:style>
    <style:style style:name="T6" style:family="text">
      <style:text-properties fo:font-style="italic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4d969"/>
    </style:style>
    <style:style style:name="T9" style:family="text">
      <style:text-properties officeooo:rsid="001f11e1"/>
    </style:style>
    <style:style style:name="T10" style:family="text">
      <style:text-properties fo:font-style="italic"/>
    </style:style>
    <style:style style:name="T11" style:family="text">
      <style:text-properties fo:font-style="italic" officeooo:rsid="001f11e1"/>
    </style:style>
    <style:style style:name="T12" style:family="text">
      <style:text-properties fo:font-style="italic" style:font-style-asian="normal" style:font-style-complex="normal"/>
    </style:style>
    <style:style style:name="T13" style:family="text">
      <style:text-properties fo:font-style="italic" officeooo:rsid="002111cc" style:font-style-asian="normal" style:font-style-complex="normal"/>
    </style:style>
    <style:style style:name="T14" style:family="text">
      <style:text-properties fo:font-style="italic" officeooo:rsid="002111c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4d969" style:font-style-asian="italic" style:font-style-complex="italic"/>
    </style:style>
    <style:style style:name="T17" style:family="text">
      <style:text-properties officeooo:rsid="001f11e1"/>
    </style:style>
    <style:style style:name="T18" style:family="text">
      <style:text-properties style:text-position="super 58%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111cc" style:font-style-asian="normal" style:font-style-complex="normal"/>
    </style:style>
    <style:style style:name="T21" style:family="text">
      <style:text-properties officeooo:rsid="002111cc"/>
    </style:style>
    <style:style style:name="T22" style:family="text">
      <style:text-properties style:text-position="33% 80%"/>
    </style:style>
    <style:style style:name="T23" style:family="text">
      <style:text-properties style:text-position="33% 80%" fo:font-weight="normal" style:font-weight-asian="normal" style:font-weight-complex="normal"/>
    </style:style>
    <style:style style:name="T24" style:family="text">
      <style:text-properties officeooo:rsid="0022616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24d969"/>
    </style:style>
    <style:style style:name="T28" style:family="text">
      <style:text-properties officeooo:rsid="00252bc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tracked-changes>
        <text:changed-region xml:id="ct94808536851312" text:id="ct94808536851312">
          <text:insertion>
            <office:change-info>
              <dc:creator>Jen Thomas</dc:creator>
              <dc:date>2020-11-11T21:07:37</dc:date>
            </office:change-info>
          </text:insertion>
        </text:changed-region>
        <text:changed-region xml:id="ct94808535636416" text:id="ct94808535636416">
          <text:insertion>
            <office:change-info>
              <dc:creator>Jen Thomas</dc:creator>
              <dc:date>2020-11-11T20:46:43</dc:date>
            </office:change-info>
          </text:insertion>
        </text:changed-region>
        <text:changed-region xml:id="ct94808524505472" text:id="ct94808524505472">
          <text:deletion>
            <office:change-info>
              <dc:creator>Jen Thomas</dc:creator>
              <dc:date>2020-11-11T21:10:40</dc:date>
            </office:change-info>
            <text:p text:style-name="P1"><text:span text:style-name="T1">A</text:span></text:p>
          </text:deletion>
        </text:changed-region>
        <text:changed-region xml:id="ct94808521861744" text:id="ct94808521861744">
          <text:format-change>
            <office:change-info>
              <dc:creator>Jen Thomas</dc:creator>
              <dc:date>2020-11-11T20:46:51</dc:date>
            </office:change-info>
          </text:format-change>
        </text:changed-region>
        <text:changed-region xml:id="ct94808535660176" text:id="ct94808535660176">
          <text:deletion>
            <office:change-info>
              <dc:creator>Jen Thomas</dc:creator>
              <dc:date>2020-11-11T20:46:54</dc:date>
            </office:change-info>
            <text:p text:style-name="P1"><text:s/>ed</text:p>
          </text:deletion>
        </text:changed-region>
        <text:changed-region xml:id="ct94808536380752" text:id="ct94808536380752">
          <text:insertion>
            <office:change-info>
              <dc:creator>Jen Thomas</dc:creator>
              <dc:date>2020-11-11T21:05:05</dc:date>
            </office:change-info>
          </text:insertion>
        </text:changed-region>
        <text:changed-region xml:id="ct94808535800720" text:id="ct94808535800720">
          <text:insertion>
            <office:change-info>
              <dc:creator>Jen Thomas</dc:creator>
              <dc:date>2020-11-11T21:03:33</dc:date>
            </office:change-info>
          </text:insertion>
        </text:changed-region>
        <text:changed-region xml:id="ct94808513281664" text:id="ct94808513281664">
          <text:insertion>
            <office:change-info>
              <dc:creator>Jen Thomas</dc:creator>
              <dc:date>2020-11-11T21:03:40</dc:date>
            </office:change-info>
          </text:insertion>
        </text:changed-region>
        <text:changed-region xml:id="ct94808536542320" text:id="ct94808536542320">
          <text:deletion>
            <office:change-info>
              <dc:creator>Jen Thomas</dc:creator>
              <dc:date>2020-11-11T21:03:39</dc:date>
            </office:change-info>
            <text:p text:style-name="P1"><text:span text:style-name="T2">c</text:span></text:p>
          </text:deletion>
        </text:changed-region>
        <text:changed-region xml:id="ct94808523421040" text:id="ct94808523421040">
          <text:deletion>
            <office:change-info>
              <dc:creator>Jen Thomas</dc:creator>
              <dc:date>2020-11-11T21:03:43</dc:date>
            </office:change-info>
            <text:p text:style-name="P1"><text:span text:style-name="T3">i</text:span></text:p>
          </text:deletion>
        </text:changed-region>
        <text:changed-region xml:id="ct94808536512160" text:id="ct94808536512160">
          <text:insertion>
            <office:change-info>
              <dc:creator>Jen Thomas</dc:creator>
              <dc:date>2020-11-11T21:03:43</dc:date>
            </office:change-info>
          </text:insertion>
        </text:changed-region>
        <text:changed-region xml:id="ct94808536460304" text:id="ct94808536460304">
          <text:insertion>
            <office:change-info>
              <dc:creator>Jen Thomas</dc:creator>
              <dc:date>2020-11-11T21:03:48</dc:date>
            </office:change-info>
          </text:insertion>
        </text:changed-region>
        <text:changed-region xml:id="ct94808535701360" text:id="ct94808535701360">
          <text:deletion>
            <office:change-info>
              <dc:creator>Jen Thomas</dc:creator>
              <dc:date>2020-11-11T21:03:48</dc:date>
            </office:change-info>
            <text:p text:style-name="P1"><text:span text:style-name="T2">e</text:span></text:p>
          </text:deletion>
        </text:changed-region>
        <text:changed-region xml:id="ct94808536478976" text:id="ct94808536478976">
          <text:deletion>
            <office:change-info>
              <dc:creator>Jen Thomas</dc:creator>
              <dc:date>2020-11-11T21:03:50</dc:date>
            </office:change-info>
            <text:p text:style-name="P1"><text:span text:style-name="T3">w</text:span></text:p>
          </text:deletion>
        </text:changed-region>
        <text:changed-region xml:id="ct94808524847904" text:id="ct94808524847904">
          <text:insertion>
            <office:change-info>
              <dc:creator>Jen Thomas</dc:creator>
              <dc:date>2020-11-11T21:03:51</dc:date>
            </office:change-info>
          </text:insertion>
        </text:changed-region>
        <text:changed-region xml:id="ct94808535877472" text:id="ct94808535877472">
          <text:insertion>
            <office:change-info>
              <dc:creator>Jen Thomas</dc:creator>
              <dc:date>2020-11-11T21:04:39</dc:date>
            </office:change-info>
          </text:insertion>
        </text:changed-region>
        <text:changed-region xml:id="ct94808536627488" text:id="ct94808536627488">
          <text:deletion>
            <office:change-info>
              <dc:creator>Jen Thomas</dc:creator>
              <dc:date>2020-11-11T21:03:57</dc:date>
            </office:change-info>
            <text:p text:style-name="P1"><text:span text:style-name="T4"><text:s/></text:span><text:span text:style-name="T5">[Online]</text:span></text:p>
          </text:deletion>
        </text:changed-region>
        <text:changed-region xml:id="ct94808536523312" text:id="ct94808536523312">
          <text:deletion>
            <office:change-info>
              <dc:creator>Jen Thomas</dc:creator>
              <dc:date>2020-11-11T21:04:36</dc:date>
            </office:change-info>
            <text:p text:style-name="P1"><text:span text:style-name="T5">. Available from: .</text:span></text:p>
          </text:deletion>
        </text:changed-region>
        <text:changed-region xml:id="ct94808535848544" text:id="ct94808535848544">
          <text:insertion>
            <office:change-info>
              <dc:creator>Jen Thomas</dc:creator>
              <dc:date>2020-11-11T20:48:34</dc:date>
            </office:change-info>
          </text:insertion>
        </text:changed-region>
        <text:changed-region xml:id="ct94808535925440" text:id="ct94808535925440">
          <text:format-change>
            <office:change-info>
              <dc:creator>Jen Thomas</dc:creator>
              <dc:date>2020-11-11T20:48:55</dc:date>
            </office:change-info>
          </text:format-change>
        </text:changed-region>
        <text:changed-region xml:id="ct94808535907616" text:id="ct94808535907616">
          <text:deletion>
            <office:change-info>
              <dc:creator>Jen Thomas</dc:creator>
              <dc:date>2020-11-11T20:49:21</dc:date>
            </office:change-info>
            <text:p text:style-name="P1"><text:span text:style-name="T6"><text:s/></text:span><text:span text:style-name="T7">[Online]. Available from: </text:span><text:a xlink:type="simple" xlink:href="http://www.keynote.co.uk/" text:style-name="Internet_20_link" text:visited-style-name="Visited_20_Internet_20_Link"><text:span text:style-name="T7">http://www.keynote.co.uk</text:span></text:a><text:span text:style-name="T7">.</text:span></text:p>
          </text:deletion>
        </text:changed-region>
        <text:changed-region xml:id="ct94808535230064" text:id="ct94808535230064">
          <text:insertion>
            <office:change-info>
              <dc:creator>Jen Thomas</dc:creator>
              <dc:date>2020-11-11T20:49:32</dc:date>
            </office:change-info>
          </text:insertion>
        </text:changed-region>
        <text:changed-region xml:id="ct94808536689296" text:id="ct94808536689296">
          <text:insertion>
            <office:change-info>
              <dc:creator>Jen Thomas</dc:creator>
              <dc:date>2020-11-11T21:09:28</dc:date>
            </office:change-info>
          </text:insertion>
        </text:changed-region>
        <text:changed-region xml:id="ct94808535919088" text:id="ct94808535919088">
          <text:insertion>
            <office:change-info>
              <dc:creator>Jen Thomas</dc:creator>
              <dc:date>2020-11-11T21:02:50</dc:date>
            </office:change-info>
          </text:insertion>
        </text:changed-region>
        <text:changed-region xml:id="ct94808535982224" text:id="ct94808535982224">
          <text:insertion>
            <office:change-info>
              <dc:creator>Jen Thomas</dc:creator>
              <dc:date>2020-11-11T21:22:19</dc:date>
            </office:change-info>
          </text:insertion>
        </text:changed-region>
        <text:changed-region xml:id="ct94808535705072" text:id="ct94808535705072">
          <text:deletion>
            <office:change-info>
              <dc:creator>Jen Thomas</dc:creator>
              <dc:date>2020-11-11T21:22:16</dc:date>
            </office:change-info>
            <text:p text:style-name="P2"><text:s/></text:p>
          </text:deletion>
        </text:changed-region>
        <text:changed-region xml:id="ct94808536108624" text:id="ct94808536108624">
          <text:format-change>
            <office:change-info>
              <dc:creator>Jen Thomas</dc:creator>
              <dc:date>2020-11-11T21:02:58</dc:date>
            </office:change-info>
          </text:format-change>
        </text:changed-region>
        <text:changed-region xml:id="ct94808535653248" text:id="ct94808535653248">
          <text:insertion>
            <office:change-info>
              <dc:creator>Jen Thomas</dc:creator>
              <dc:date>2020-11-11T21:02:58</dc:date>
            </office:change-info>
          </text:insertion>
        </text:changed-region>
        <text:changed-region xml:id="ct94808535798560" text:id="ct94808535798560">
          <text:insertion>
            <office:change-info>
              <dc:creator>Jen Thomas</dc:creator>
              <dc:date>2020-11-11T21:22:12</dc:date>
            </office:change-info>
          </text:insertion>
        </text:changed-region>
        <text:changed-region xml:id="ct94808538765632" text:id="ct94808538765632">
          <text:deletion>
            <office:change-info>
              <dc:creator>Jen Thomas</dc:creator>
              <dc:date>2020-11-11T21:51:02</dc:date>
            </office:change-info>
            <text:p text:style-name="P1">Mei </text:p>
          </text:deletion>
        </text:changed-region>
        <text:changed-region xml:id="ct94808538783744" text:id="ct94808538783744">
          <text:insertion>
            <office:change-info>
              <dc:creator>Jen Thomas</dc:creator>
              <dc:date>2020-11-11T21:50:59</dc:date>
            </office:change-info>
          </text:insertion>
        </text:changed-region>
        <text:changed-region xml:id="ct94808524448448" text:id="ct94808524448448">
          <text:insertion>
            <office:change-info>
              <dc:creator>Jen Thomas</dc:creator>
              <dc:date>2020-11-11T21:22:42</dc:date>
            </office:change-info>
          </text:insertion>
        </text:changed-region>
        <text:changed-region xml:id="ct94808536698480" text:id="ct94808536698480">
          <text:insertion>
            <office:change-info>
              <dc:creator>Jen Thomas</dc:creator>
              <dc:date>2020-11-11T21:30:21</dc:date>
            </office:change-info>
          </text:insertion>
        </text:changed-region>
        <text:changed-region xml:id="ct94808521242928" text:id="ct94808521242928">
          <text:insertion>
            <office:change-info>
              <dc:creator>Jen Thomas</dc:creator>
              <dc:date>2020-11-11T21:30:57</dc:date>
            </office:change-info>
          </text:insertion>
        </text:changed-region>
        <text:changed-region xml:id="ct94808539718144" text:id="ct94808539718144">
          <text:deletion>
            <office:change-info>
              <dc:creator>Jen Thomas</dc:creator>
              <dc:date>2020-11-11T21:45:16</dc:date>
            </office:change-info>
            <text:p text:style-name="P3">i</text:p>
          </text:deletion>
        </text:changed-region>
        <text:changed-region xml:id="ct94808538847136" text:id="ct94808538847136">
          <text:insertion>
            <office:change-info>
              <dc:creator>Jen Thomas</dc:creator>
              <dc:date>2020-11-11T21:45:17</dc:date>
            </office:change-info>
          </text:insertion>
        </text:changed-region>
        <text:changed-region xml:id="ct94808483838992" text:id="ct94808483838992">
          <text:format-change>
            <office:change-info>
              <dc:creator>Jen Thomas</dc:creator>
              <dc:date>2020-11-11T21:46:16</dc:date>
            </office:change-info>
          </text:format-change>
        </text:changed-region>
        <text:changed-region xml:id="ct94808502161168" text:id="ct94808502161168">
          <text:insertion>
            <office:change-info>
              <dc:creator>Jen Thomas</dc:creator>
              <dc:date>2020-11-11T21:46:22</dc:date>
            </office:change-info>
          </text:insertion>
        </text:changed-region>
        <text:changed-region xml:id="ct94808539414016" text:id="ct94808539414016">
          <text:deletion>
            <office:change-info>
              <dc:creator>Jen Thomas</dc:creator>
              <dc:date>2020-11-11T21:46:22</dc:date>
            </office:change-info>
            <text:p text:style-name="P3"><text:span text:style-name="T8">g</text:span></text:p>
          </text:deletion>
        </text:changed-region>
        <text:changed-region xml:id="ct94808521745472" text:id="ct94808521745472">
          <text:deletion>
            <office:change-info>
              <dc:creator>Jen Thomas</dc:creator>
              <dc:date>2020-11-11T21:46:29</dc:date>
            </office:change-info>
            <text:p text:style-name="P3"><text:span text:style-name="T3">,</text:span></text:p>
          </text:deletion>
        </text:changed-region>
        <text:changed-region xml:id="ct94808539498592" text:id="ct94808539498592">
          <text:insertion>
            <office:change-info>
              <dc:creator>Jen Thomas</dc:creator>
              <dc:date>2020-11-11T21:46:30</dc:date>
            </office:change-info>
          </text:insertion>
        </text:changed-region>
        <text:changed-region xml:id="ct94808539762704" text:id="ct94808539762704">
          <text:insertion>
            <office:change-info>
              <dc:creator>Jen Thomas</dc:creator>
              <dc:date>2020-11-11T21:46:39</dc:date>
            </office:change-info>
          </text:insertion>
        </text:changed-region>
        <text:changed-region xml:id="ct94808521133136" text:id="ct94808521133136">
          <text:deletion>
            <office:change-info>
              <dc:creator>Jen Thomas</dc:creator>
              <dc:date>2020-11-11T21:46:38</dc:date>
            </office:change-info>
            <text:p text:style-name="P3"><text:span text:style-name="T8">,</text:span></text:p>
          </text:deletion>
        </text:changed-region>
        <text:changed-region xml:id="ct94808426780080" text:id="ct94808426780080">
          <text:insertion>
            <office:change-info>
              <dc:creator>Jen Thomas</dc:creator>
              <dc:date>2020-11-11T21:46:47</dc:date>
            </office:change-info>
          </text:insertion>
        </text:changed-region>
        <text:changed-region xml:id="ct94808511184960" text:id="ct94808511184960">
          <text:insertion>
            <office:change-info>
              <dc:creator>Jen Thomas</dc:creator>
              <dc:date>2020-11-11T21:47:00</dc:date>
            </office:change-info>
          </text:insertion>
        </text:changed-region>
        <text:changed-region xml:id="ct94808517764704" text:id="ct94808517764704">
          <text:deletion>
            <office:change-info>
              <dc:creator>Jen Thomas</dc:creator>
              <dc:date>2020-11-11T21:47:05</dc:date>
            </office:change-info>
            <text:p text:style-name="P3"><text:s/>pp. 228.</text:p>
          </text:deletion>
        </text:changed-region>
        <text:changed-region xml:id="ct94808521370528" text:id="ct94808521370528">
          <text:insertion>
            <office:change-info>
              <dc:creator>Jen Thomas</dc:creator>
              <dc:date>2020-11-11T21:32:08</dc:date>
            </office:change-info>
          </text:insertion>
        </text:changed-region>
        <text:changed-region xml:id="ct94808533122512" text:id="ct94808533122512">
          <text:insertion>
            <office:change-info>
              <dc:creator>Jen Thomas</dc:creator>
              <dc:date>2020-11-11T20:44:49</dc:date>
            </office:change-info>
          </text:insertion>
        </text:changed-region>
        <text:changed-region xml:id="ct94808538784016" text:id="ct94808538784016">
          <text:deletion>
            <office:change-info>
              <dc:creator>Jen Thomas</dc:creator>
              <dc:date>2020-11-11T22:02:51</dc:date>
            </office:change-info>
            <text:p text:style-name="P1"><text:span text:style-name="T9">University, H.A</text:span></text:p>
          </text:deletion>
        </text:changed-region>
        <text:changed-region xml:id="ct94808533135296" text:id="ct94808533135296">
          <text:deletion>
            <office:change-info>
              <dc:creator>Jen Thomas</dc:creator>
              <dc:date>2020-11-11T20:44:58</dc:date>
            </office:change-info>
            <text:p text:style-name="P1"><text:span text:style-name="T3">a</text:span></text:p>
          </text:deletion>
        </text:changed-region>
        <text:changed-region xml:id="ct94808523179072" text:id="ct94808523179072">
          <text:insertion>
            <office:change-info>
              <dc:creator>Jen Thomas</dc:creator>
              <dc:date>2020-11-11T20:44:58</dc:date>
            </office:change-info>
          </text:insertion>
        </text:changed-region>
        <text:changed-region xml:id="ct94808535606016" text:id="ct94808535606016">
          <text:insertion>
            <office:change-info>
              <dc:creator>Jen Thomas</dc:creator>
              <dc:date>2020-11-11T20:45:08</dc:date>
            </office:change-info>
          </text:insertion>
        </text:changed-region>
        <text:changed-region xml:id="ct94808535607648" text:id="ct94808535607648">
          <text:format-change>
            <office:change-info>
              <dc:creator>Jen Thomas</dc:creator>
              <dc:date>2020-11-11T20:45:18</dc:date>
            </office:change-info>
          </text:format-change>
        </text:changed-region>
        <text:changed-region xml:id="ct94808535601392" text:id="ct94808535601392">
          <text:insertion>
            <office:change-info>
              <dc:creator>Jen Thomas</dc:creator>
              <dc:date>2020-11-11T20:45:18</dc:date>
            </office:change-info>
          </text:insertion>
        </text:changed-region>
        <text:changed-region xml:id="ct94808535659136" text:id="ct94808535659136">
          <text:deletion>
            <office:change-info>
              <dc:creator>Jen Thomas</dc:creator>
              <dc:date>2020-11-11T20:45:17</dc:date>
            </office:change-info>
            <text:p text:style-name="P1"><text:span text:style-name="T9">.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ook with author (print <text:span text:style-name="T24">and online</text:span>)</text:p>
      <text:p text:style-name="P1">Author. Year. <text:span text:style-name="Emphasis">Title</text:span>. Edition (if not 1<text:span text:style-name="T22">st</text:span>). Place of Publication: Publisher</text:p>
      <text:p text:style-name="P1"><text:change-start text:change-id="ct94808536851312"/></text:p>
      <text:p text:style-name="P1"><text:change-end text:change-id="ct94808536851312"/>Belz, F. and Peattie, K. 2012. <text:span text:style-name="T3">Sustainability marketing: </text:span><text:change-start text:change-id="ct94808535636416"/><text:span text:style-name="T1">a</text:span><text:change-end text:change-id="ct94808535636416"/><text:change text:change-id="ct94808524505472"/><text:span text:style-name="T3"> global perspective.</text:span> 2<text:change-start text:change-id="ct94808521861744"/><text:span text:style-name="T18">nd</text:span><text:change-end text:change-id="ct94808521861744"/> ed<text:change text:change-id="ct94808535660176"/>. Hoboken, N.J: Wiley.</text:p>
      <text:section text:style-name="Sect1" text:name="bib-output-html">
        <text:p text:style-name="P1"/>
        <text:p text:style-name="P8">Command / white paper</text:p>
        <text:p text:style-name="P7">Author<text:span text:style-name="Strong_20_Emphasis">. </text:span>Date. <text:span text:style-name="Emphasis">Title</text:span>. (paper number ) Place of publication: Publisher.<text:change-start text:change-id="ct94808536380752"/></text:p>
        <text:p text:style-name="P1"><text:change-end text:change-id="ct94808536380752"/>DEFRA (Department for Food, Environment<text:change-start text:change-id="ct94808535800720"/> <text:change-end text:change-id="ct94808535800720"/>and Rural Affairs). 2000. <text:span text:style-name="T3">The final report of the </text:span><text:change-start text:change-id="ct94808513281664"/><text:span text:style-name="T2">C</text:span><text:change-end text:change-id="ct94808513281664"/><text:change text:change-id="ct94808536542320"/><text:span text:style-name="T3">ommittee of </text:span><text:change text:change-id="ct94808523421040"/><text:change-start text:change-id="ct94808536512160"/><text:span text:style-name="T2">I</text:span><text:change-end text:change-id="ct94808536512160"/><text:span text:style-name="T3">nquiry into hunting with dogs in </text:span><text:change-start text:change-id="ct94808536460304"/><text:span text:style-name="T2">E</text:span><text:change-end text:change-id="ct94808536460304"/><text:change text:change-id="ct94808535701360"/><text:span text:style-name="T3">ngland and </text:span><text:change text:change-id="ct94808536478976"/><text:change-start text:change-id="ct94808524847904"/><text:span text:style-name="T2">W</text:span><text:change-end text:change-id="ct94808524847904"/><text:span text:style-name="T3">ales.</text:span><text:change-start text:change-id="ct94808535877472"/><text:span text:style-name="T7"> </text:span><text:span text:style-name="T5">(Cm 4763). London: The Stationery Office. </text:span><text:change-end text:change-id="ct94808535877472"/><text:change text:change-id="ct94808536627488"/><text:change text:change-id="ct94808536523312"/></text:p>
        <text:p text:style-name="P8"/>
        <text:p text:style-name="P8">Market consumer report (print)</text:p>
        <text:p text:style-name="P7"><text:span text:style-name="Strong_20_Emphasis">Reference with editor: </text:span></text:p>
        <text:p text:style-name="Text_20_body">Editor. <text:span text:style-name="Emphasis">ed.</text:span> Year. <text:span text:style-name="Emphasis">Title</text:span>. Edition ( if not 1<text:span text:style-name="T22">st</text:span>). Place of publication: Publisher.</text:p>
        <text:p text:style-name="Text_20_body"><text:span text:style-name="Strong_20_Emphasis">Reference without editor:</text:span></text:p>
        <text:p text:style-name="Text_20_body">Company responsible for the report. Date. Title. Edition, if not the 1st. Place of publication: Publisher.</text:p>
        <text:p text:style-name="Text_20_body"/>
        <text:p text:style-name="P1">IGD<text:change-start text:change-id="ct94808535848544"/> <text:span text:style-name="T9">(Institute of Grocery Distribution)</text:span><text:change-end text:change-id="ct94808535848544"/>. 2008. <text:change-start text:change-id="ct94808535925440"/><text:span text:style-name="T7">UK grocery retail outlook.</text:span><text:change-end text:change-id="ct94808535925440"/><text:change text:change-id="ct94808535907616"/><text:change-start text:change-id="ct94808535230064"/> <text:span text:style-name="T9">Watford: IGD.</text:span><text:change-end text:change-id="ct94808535230064"/><text:change-start text:change-id="ct94808536689296"/></text:p>
        <text:p text:style-name="P1"><text:change-end text:change-id="ct94808536689296"/></text:p>
        <text:p text:style-name="P8">Market consumer report and market information (online)</text:p>
        <text:p text:style-name="P2"><text:span text:style-name="T21">Author/editor. Year. </text:span><text:span text:style-name="Emphasis"><text:span text:style-name="T21">Title</text:span></text:span><text:span text:style-name="T21">. [Online]. Name of database. Available from: url [Accessed date].</text:span></text:p>
        <text:p text:style-name="P2"/>
        <text:p text:style-name="P2">Keynote. 2014. <text:span text:style-name="T3">Activity holidays market report 2014. </text:span>[Online]. <text:change-start text:change-id="ct94808535919088"/><text:span text:style-name="T21">Keynote. </text:span><text:change-end text:change-id="ct94808535919088"/>Available from:<text:change-start text:change-id="ct94808535982224"/> <text:change-end text:change-id="ct94808535982224"/><text:change text:change-id="ct94808535705072"/><text:change-start text:change-id="ct94808536108624"/><text:a xlink:type="simple" xlink:href="http://www.keynote.co.uk/" text:style-name="Internet_20_link" text:visited-style-name="Visited_20_Internet_20_Link">http://www.keynote.co.uk</text:a><text:change-end text:change-id="ct94808536108624"/><text:change-start text:change-id="ct94808535653248"/> <text:span text:style-name="T21">[Accessed 31 August 2014]</text:span><text:change-end text:change-id="ct94808535653248"/>.<text:change-start text:change-id="ct94808535798560"/></text:p>
        <text:p text:style-name="P16"><text:change-end text:change-id="ct94808535798560"/></text:p>
        <text:p text:style-name="P18">Journal article (print and online copy same)</text:p>
        <text:p text:style-name="P17">Author. Year. Title of article. <text:span text:style-name="Emphasis">Title of Journal, </text:span>Volume number (issue number), pp. page numbers.</text:p>
        <text:p text:style-name="P17"/>
        <text:p text:style-name="P1">Manning, L. and <text:change text:change-id="ct94808538765632"/>Soon, J.<text:change-start text:change-id="ct94808538783744"/><text:span text:style-name="T28">M.</text:span><text:change-end text:change-id="ct94808538783744"/> 2013. GAP framework for fresh produce supply. <text:span text:style-name="T3">British Food Journal, </text:span>115 (6), pp. 796-820.<text:change-start text:change-id="ct94808524448448"/></text:p>
        <text:p text:style-name="P10"><text:change-end text:change-id="ct94808524448448"/></text:p>
        <text:p text:style-name="P9">Book with editor (print and online)</text:p>
        <text:p text:style-name="P9"><text:span text:style-name="T25">Editor. </text:span><text:span text:style-name="Emphasis"><text:span text:style-name="T25">ed.</text:span></text:span><text:span text:style-name="T25"> Year. </text:span><text:span text:style-name="Emphasis"><text:span text:style-name="T25">Title of book.</text:span></text:span><text:span text:style-name="T25"> Edition (if not 1</text:span><text:span text:style-name="T23">st</text:span><text:span text:style-name="T25">). Place of publication: Publisher. </text:span></text:p>
        <text:p text:style-name="P12"><text:soft-page-break/></text:p>
        <text:p text:style-name="P1">Schaer, M. <text:span text:style-name="T3">ed. </text:span>2010. <text:span text:style-name="T3">Clinical medicine of the dog and cat.</text:span> 2nd ed.<text:change-start text:change-id="ct94808536698480"/> <text:change-end text:change-id="ct94808536698480"/>London:Manson/Veterinary Press.<text:change-start text:change-id="ct94808521242928"/></text:p>
        <text:p text:style-name="P1"><text:change-end text:change-id="ct94808521242928"/></text:p>
        <text:p text:style-name="P14"><text:span text:style-name="T26">Journal article (online only)</text:span></text:p>
        <text:p text:style-name="P14">Author. Year. Title of article. <text:span text:style-name="Emphasis">Title of Journal</text:span>, Volume number/Article ID (issue number if available), pp. page numbers if available. [Online]. Publisher. Available from: url  [Date accessed].</text:p>
        <text:p text:style-name="P13"/>
        <text:p text:style-name="P3">Skampardonis, V., Sotiraki, S., Kostoulas, P. and Leontides, L. 2012. Factors associated with the occurrence and level of <text:change text:change-id="ct94808539718144"/><text:change-start text:change-id="ct94808538847136"/><text:span text:style-name="T16">I</text:span><text:change-end text:change-id="ct94808538847136"/><text:change-start text:change-id="ct94808483838992"/><text:span text:style-name="T15">sospora suis</text:span><text:change-end text:change-id="ct94808483838992"/> oocyst excretion in nursing piglets of <text:change-start text:change-id="ct94808502161168"/><text:span text:style-name="T8">G</text:span><text:change-end text:change-id="ct94808502161168"/><text:change text:change-id="ct94808539414016"/>reek farrow-to-finish herds. <text:span text:style-name="T3">BMC Veterinary Research</text:span><text:change text:change-id="ct94808521745472"/><text:change-start text:change-id="ct94808539498592"/><text:span text:style-name="T3">.</text:span><text:change-end text:change-id="ct94808539498592"/><text:span text:style-name="T3"> </text:span>8 (1)<text:change-start text:change-id="ct94808539762704"/>. <text:span text:style-name="T8">[Online]</text:span><text:change-end text:change-id="ct94808539762704"/><text:change text:change-id="ct94808521133136"/><text:change-start text:change-id="ct94808426780080"/> <text:span text:style-name="T8">BMC. Available from: </text:span><text:change-end text:change-id="ct94808426780080"/><text:change-start text:change-id="ct94808511184960"/><text:a xlink:type="simple" xlink:href="http://bmcvetres.biocentral.com/articles/10.1186/1746-6148-8-228" text:style-name="Internet_20_link" text:visited-style-name="Visited_20_Internet_20_Link">http://bmcvetres.biocentral.com/articles/10.1186/1746-6148-8-228</text:a> [Accessed 12 August 2015].<text:change-end text:change-id="ct94808511184960"/><text:change text:change-id="ct94808517764704"/><text:change-start text:change-id="ct94808521370528"/></text:p>
        <text:p text:style-name="P1"><text:change-end text:change-id="ct94808521370528"/></text:p>
        <text:p text:style-name="P11">Online farm virtual data</text:p>
        <text:p text:style-name="P15">Author. Year. <text:span text:style-name="Emphasis">Title</text:span>. [Online]. Name of Database. Available from:url. [Accessed date].</text:p>
        <text:p text:style-name="P15"/>
        <text:p text:style-name="P17"/>
        <text:p text:style-name="P1"><text:change-start text:change-id="ct94808533122512"/><text:span text:style-name="T9">Harper Adams University</text:span><text:change-end text:change-id="ct94808533122512"/><text:change text:change-id="ct94808538784016"/>. 2013. <text:span text:style-name="T3">Milk monitor </text:span><text:change text:change-id="ct94808533135296"/><text:change-start text:change-id="ct94808523179072"/><text:span text:style-name="T1">A</text:span><text:change-end text:change-id="ct94808523179072"/><text:span text:style-name="T3">pril 2013. </text:span>[Online]. <text:change-start text:change-id="ct94808535606016"/><text:span text:style-name="T9">Harper Adams University. </text:span><text:change-end text:change-id="ct94808535606016"/>Available from: <text:change-start text:change-id="ct94808535607648"/><text:a xlink:type="simple" xlink:href="https://portal.harper-adams.ac.uk/VirtualFarm/VFLibrary/Milk%20Monitor%20April%202013.pdf" text:style-name="Internet_20_link" text:visited-style-name="Visited_20_Internet_20_Link">https://portal.harper-adams.ac.uk/VirtualFarm/VFLibrary/Milk%20Monitor%20April%202013.pdf</text:a><text:change-end text:change-id="ct94808535607648"/><text:change-start text:change-id="ct94808535601392"/> <text:span text:style-name="T9">[Accessed dd Month yyyy]</text:span><text:change-end text:change-id="ct94808535601392"/><text:change text:change-id="ct94808535659136"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 Thomas</meta:initial-creator>
    <meta:creation-date>2020-11-11T20:40:26.055684594</meta:creation-date>
    <dc:date>2020-11-11T22:07:30.212094047</dc:date>
    <dc:creator>Jen Thomas</dc:creator>
    <meta:editing-duration>PT11M56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2" meta:paragraph-count="27" meta:word-count="348" meta:character-count="2528" meta:non-whitespace-character-count="2203"/>
  </office:meta>
</office:document-meta>
</file>